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sertTests.isAssignableWithNullSub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has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Tests.hasLengthWithWhitespaceOnlyAnd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Tests.hasLengthWith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noNullElementsWithNullElementsAndNull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hasTextWith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hasLengthWithNullAndNull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notEmptyArrayWith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Tests.isAssignableWithTypeMismatchAndNull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noNullElementsWithCollectionAndNullElementAndNull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doesNotContainWithNullSearch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Tests.noNullElementsWithEmptyCollectionAnd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noNullElementsWithEmpty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Tests.isAssignableWithNullSupertypeAnd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isInstanceOfWithTypeMismatchAnd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isAssignableWithTypeMismatchAnd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doesNotContainWithNullSubstringAnd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Tests.notEmptyArrayWithEmptyArrayAnd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hasLengthWithWhitespace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Tests.isAssignableWithTypeMismatchAndCustomMessageWithS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isAssignableWithNullSubtypeAnd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doesNotContainWithNullSearchStringAndNullSubstringAnd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Tests.notNullWithNullAnd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notEmptyMapWithNullMapAndMessageSuppli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notNullWithNullAndNull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notNullWith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Tests.stateWithFalse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noNullElementsWithNull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notEmptyMapWithNullMa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isAssign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Tests.isTrueWithFalseAnd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doesNotContainWithNull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hasTextWithEmpt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isTrueWith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Tests.noNullElementsWithCollectionAndNull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hasTextWithWhitespace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isNullWith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Tests.notEmpt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Tests.isNullWith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Tests.stateWith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Tests.noNull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Tests.noNullElementsWithNullArrayAnd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Tests.doesNotContainWithNullSearchStringAnd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Tests.isInstanceOfWithTypeMismatchAndCustom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isNullWithNonNullObjectAnd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isInstanceOfWithTypeMismatchAndCustomMessageWithSepa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isTrueWith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Tests.stateWithFalseExpressionAnd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sertTests.stateWithFalseExpressionAnd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doesNotContainWithNullSearchStringAndNullSub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Tests.notEmptyArrayWithNull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notEmptyMapWith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Tests.hasTextWithWhitespaceOnlyAnd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hasTextWithEmptyStringAnd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sertTests.hasTextWithNullAndNull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hasLengthWithEmpt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hasLengthWith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Tests.notEmptyArrayWithEmptyArrayAndNull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isAssignableWithTypeMismatchAndCustom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notEmptyArrayWithNullArrayAnd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notEmptyMapWithEmptyMapAndNull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notEmptyCollectionWithEmptyCollectionAnd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isInstanceOfWithTypeMismatchAndNull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doesNotContainWithEmptySub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Tests.hasLengthWithNullAnd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notEmptyCollectionWithNullColl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notEmptyMapWithEmpt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notEmpty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Tests.hasLengthWithEmptyStringAnd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isInstanceOfWithNullInstanceAnd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notEmptyCollectionWithEmpty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hasTextWith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Tests.isAssignableWithTypeMismatchAndNull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doesNotContainWithNullSub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Tests.stateWith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Tests.notEmptyCollectionWithNullCollectionAndMessageSuppli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doesNotContainWith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Tests.noNullElementsWith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Tests.isTrueWith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isInstanceOfWithNullTypeAnd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noNullElementsWithCollectionAndNullElementAnd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isInstanceOfWith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Tests.isNullWithNonNullObjectAndNull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has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Tests.doesNotContainWithSubstringPresentInSearchStringAnd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isAssignableWith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Tests.isInstanceOfWithNull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noNullElementsWithNullCollectionAnd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Tests.isAssignableWithNullSup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noNullElementsWith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isAssignableWithTypeMismatchAndCustomMessageWith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isInstanceOfWithTypeMismatchAndCustomMessageWith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stateWithFalseExpressionAndNull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notEmptyCollectionWith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Tests.isInstanceOfWithNull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notEmpty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Tests.notEmptyCollectionWithEmptyCollectionAndNull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notEmptyArrayWithEmpty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notEmptyMapWithEmptyMapAnd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noNullElementsWithEmpty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hasTextWithNullAnd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isInstanceO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Tests.noNullElementsWithCollectionAnd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notNullWith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Tests.isInstanceOfWithTypeMismatchAndNull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noNullElementsWithEmptyArrayAnd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Tests.isTrueWithFalseAndNull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Tests.noNullElementsWithNullElementsAndMessage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